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7c08"/>
    </style:style>
    <style:style style:name="P2" style:family="paragraph" style:parent-style-name="Text_20_body">
      <style:text-properties fo:font-weight="bold" officeooo:rsid="00122c02" officeooo:paragraph-rsid="00122c02" style:font-weight-asian="bold" style:font-weight-complex="bold"/>
    </style:style>
    <style:style style:name="P3" style:family="paragraph" style:parent-style-name="Heading_20_1">
      <style:paragraph-properties fo:padding="0.0291in" fo:border-left="none" fo:border-right="none" fo:border-top="none" fo:border-bottom="0.06pt solid #000000" style:join-border="false"/>
      <style:text-properties officeooo:paragraph-rsid="00107c08"/>
    </style:style>
    <style:style style:name="P4" style:family="paragraph" style:parent-style-name="Heading_20_1">
      <style:paragraph-properties fo:padding="0.0291in" fo:border-left="none" fo:border-right="none" fo:border-top="none" fo:border-bottom="0.06pt solid #000000" style:join-border="false"/>
      <style:text-properties officeooo:paragraph-rsid="00122c02"/>
    </style:style>
    <style:style style:name="T1" style:family="text">
      <style:text-properties officeooo:rsid="00107c08"/>
    </style:style>
    <style:style style:name="T2" style:family="text">
      <style:text-properties fo:font-weight="bold" officeooo:rsid="00107c0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7c08" style:font-weight-asian="normal" style:font-weight-complex="normal"/>
    </style:style>
    <style:style style:name="T5" style:family="text">
      <style:text-properties fo:font-weight="normal" officeooo:rsid="00122c02" style:font-weight-asian="normal" style:font-weight-complex="normal"/>
    </style:style>
    <style:style style:name="T6" style:family="text">
      <style:text-properties officeooo:rsid="00122c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Contract C01: newSPlayerGame(SB, BB, Chips)</text:span></text:h>
      <text:p text:style-name="P1"><text:span text:style-name="T2">Operation: <text:s/></text:span><text:span text:style-name="T4">newSPlayerGame(</text:span><text:span text:style-name="T5">smallBlind: integer, bigBlind: integer, chips: integer</text:span><text:span text:style-name="T4">)</text:span></text:p>
      <text:p text:style-name="P2">Cross Reference:<text:span text:style-name="T3"> Use Cases: Initialize Table/Game(OR1), Play against AI(PL9).</text:span></text:p>
      <text:p text:style-name="P2">Preconditions:<text:span text:style-name="T3"> none</text:span></text:p>
      <text:p text:style-name="P2">Postconditions:<text:span text:style-name="T3"> </text:span></text:p>
      <text:p text:style-name="P2"><text:span text:style-name="T3">Table and Game instances were created</text:span></text:p>
      <text:p text:style-name="P2"><text:span text:style-name="T3">Bots are created.</text:span></text:p>
      <text:p text:style-name="P2"><text:span text:style-name="T3">Player and Bots are associated with Game instance.</text:span></text:p>
      <text:p text:style-name="P2"><text:span text:style-name="T3">Small Blind, Big Blinds and Chips are associated are initialized in Game. </text:span></text:p>
      <text:p text:style-name="P2"><text:span text:style-name="T3"/></text:p>
      <text:h text:style-name="P4" text:outline-level="1"><text:span text:style-name="T6">Contract C02: playerAction(action)</text:span></text:h>
      <text:p text:style-name="P2">Operation:<text:span text:style-name="T3"> playerAction(action: Action)</text:span></text:p>
      <text:p text:style-name="P2">Cross Reference: <text:span text:style-name="T3">Use Cases: Perform Action(PL6)</text:span></text:p>
      <text:p text:style-name="P2">Preconditions:<text:span text:style-name="T3"> Player has enough chips and/or hasn't folded.</text:span></text:p>
      <text:p text:style-name="P2">Postconditions:</text:p>
      <text:p text:style-name="P2"><text:span text:style-name="T3">Table Pot or Player Money is changed according to raise/call.</text:span></text:p>
      <text:p text:style-name="P2"><text:span text:style-name="T3">Player folded status updated according to player status.</text:span></text:p>
      <text:p text:style-name="P2"><text:span text:style-name="T3"/></text:p>
      <text:h text:style-name="P4" text:outline-level="1"><text:span text:style-name="T6">Contract C03: showdown</text:span></text:h>
      <text:p text:style-name="P2">Operation:<text:span text:style-name="T3"> showdown</text:span></text:p>
      <text:p text:style-name="P2">Cross Reference:<text:span text:style-name="T3"> ShowDownEvaluator class</text:span></text:p>
      <text:p text:style-name="P2">Preconditions:<text:span text:style-name="T3"> River round reached with more than one player remaining.</text:span></text:p>
      <text:p text:style-name="P2">Postconditions:</text:p>
      <text:p text:style-name="P2"><text:span text:style-name="T3">Winner declared.</text:span></text:p>
      <text:p text:style-name="P2"><text:span text:style-name="T3">Game ended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Ommundsen</meta:initial-creator>
    <meta:creation-date>2016-03-16T19:03:36.847482363</meta:creation-date>
    <dc:date>2016-03-16T19:57:23.594877742</dc:date>
    <dc:creator>Andreas Ommundsen</dc:creator>
    <meta:editing-duration>PT16M19S</meta:editing-duration>
    <meta:editing-cycles>1</meta:editing-cycles>
    <meta:document-statistic meta:table-count="0" meta:image-count="0" meta:object-count="0" meta:page-count="1" meta:paragraph-count="23" meta:word-count="116" meta:character-count="921" meta:non-whitespace-character-count="825"/>
    <meta:generator>LibreOffice/5.0.3.2$Linux_X86_64 LibreOffice_project/00m0$Build-2</meta:generator>
  </office:meta>
</office:document-meta>
</file>